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4d2d" officeooo:paragraph-rsid="00164d2d"/>
    </style:style>
    <style:style style:name="P2" style:family="paragraph" style:parent-style-name="Standard" style:list-style-name="L1">
      <style:text-properties officeooo:rsid="00164d2d" officeooo:paragraph-rsid="00164d2d"/>
    </style:style>
    <style:style style:name="P3" style:family="paragraph" style:parent-style-name="Standard" style:list-style-name="L1">
      <style:text-properties officeooo:rsid="00164d2d" officeooo:paragraph-rsid="00164d2d" fo:background-color="#fff200"/>
    </style:style>
    <style:style style:name="P4" style:family="paragraph" style:parent-style-name="Standard">
      <style:paragraph-properties fo:text-align="center" style:justify-single-word="false"/>
      <style:text-properties fo:font-size="18pt" officeooo:rsid="00164d2d" officeooo:paragraph-rsid="00164d2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64d2d" officeooo:paragraph-rsid="00164d2d" style:font-size-asian="18pt" style:font-weight-asian="bold" style:font-size-complex="18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bold" officeooo:rsid="00164d2d" officeooo:paragraph-rsid="00164d2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8feed" officeooo:paragraph-rsid="0018feed" style:font-size-asian="12pt" style:font-weight-asian="bold" style:font-size-complex="12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bold" officeooo:rsid="001aad78" officeooo:paragraph-rsid="001aad7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aad78" officeooo:paragraph-rsid="001aad7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17" style:family="paragraph" style:parent-style-name="Header">
      <style:text-properties officeooo:rsid="00147e0a" officeooo:paragraph-rsid="00147e0a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Arial"/>
    </style:style>
    <style:style style:name="T3" style:family="text">
      <style:text-properties style:font-name="Liberation Serif" fo:font-size="12pt" style:font-name-asian="SimSun" style:font-size-asian="10.5pt" style:font-name-complex="Arial" style:font-size-complex="12pt"/>
    </style:style>
    <style:style style:name="T4" style:family="text">
      <style:text-properties style:font-name="Liberation Serif" fo:font-size="12pt" fo:font-weight="normal" style:font-name-asian="SimSun" style:font-size-asian="10.5pt" style:font-weight-asian="normal" style:font-name-complex="Arial" style:font-size-complex="12pt" style:font-weight-complex="normal"/>
    </style:style>
    <style:style style:name="T5" style:family="text">
      <style:text-properties style:font-name="Liberation Serif" fo:font-size="12pt" fo:font-weight="normal" style:font-name-asian="SimSun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Liberation Serif" fo:font-weight="normal" style:font-name-asian="SimSun" style:font-weight-asian="normal" style:font-name-complex="Arial" style:font-weight-complex="normal"/>
    </style:style>
    <style:style style:name="T7" style:family="text">
      <style:text-properties style:font-name="Liberation Serif" fo:font-weight="normal" officeooo:rsid="00172b5b" style:font-name-asian="SimSun" style:font-weight-asian="normal" style:font-name-complex="Ari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rvas de lucro:</text:p>
      <text:list xml:id="list2512188641" text:style-name="L1">
        <text:list-item>
          <text:p text:style-name="P3">Reserva legal (RL);</text:p>
        </text:list-item>
        <text:list-item>
          <text:p text:style-name="P3">Reservas estatutárias (RE);</text:p>
        </text:list-item>
        <text:list-item>
          <text:p text:style-name="P2">Reserva de incentivos fiscais (RIF);</text:p>
        </text:list-item>
        <text:list-item>
          <text:p text:style-name="P2">Reserva para contingências (RCont);</text:p>
        </text:list-item>
        <text:list-item>
          <text:p text:style-name="P3">Reserva de retenção de lucros (RRL) (de lucros para expansão/orçamentária/de investimentos);</text:p>
        </text:list-item>
        <text:list-item>
          <text:p text:style-name="P2">Reserva de lucros a realizar (RLAR);</text:p>
        </text:list-item>
        <text:list-item>
          <text:p text:style-name="P3">Reserva especial de dividendo obrigatório não distribuído (REDOND);</text:p>
        </text:list-item>
        <text:list-item>
          <text:p text:style-name="P2">Reserva específica de prêmio de debêntures (REPD).</text:p>
        </text:list-item>
      </text:list>
      <text:p text:style-name="P1"/>
      <text:p text:style-name="P4">RL+RE+RRL+REDOND <text:span text:style-name="T1">≤</text:span><text:span text:style-name="T2"> CS</text:span></text:p>
      <text:p text:style-name="P4"><text:span text:style-name="T3"/></text:p>
      <text:p text:style-name="P5"><text:span text:style-name="T3">RL</text:span><text:span text:style-name="T4">: antes de </text:span><text:span text:style-name="T5">quaquer destinação:</text:span></text:p>
      <text:list xml:id="list3687084164" text:style-name="L2">
        <text:list-item>
          <text:p text:style-name="P6"><text:span text:style-name="T6">5%</text:span><text:span text:style-name="T2"> </text:span><text:span text:style-name="T6">do LLE;</text:span></text:p>
        </text:list-item>
        <text:list-item>
          <text:p text:style-name="P6"><text:span text:style-name="T6">limite = 20% do CS;</text:span></text:p>
        </text:list-item>
        <text:list-item>
          <text:p text:style-name="P6"><text:span text:style-name="T6">limite facultativo = RL+RC &gt; 30% do CS;</text:span></text:p>
        </text:list-item>
        <text:list-item>
          <text:p text:style-name="P6"><text:span text:style-name="T6">finalidade: assegurar a integridade do CS;</text:span></text:p>
        </text:list-item>
        <text:list-item>
          <text:p text:style-name="P6"><text:span text:style-name="T6">só pode ser usada para compensar prejuízos ou aumentar o </text:span><text:span text:style-name="T7">CS;</text:span></text:p>
        </text:list-item>
        <text:list-item>
          <text:p text:style-name="P7"><text:span text:style-name="T6">se houver </text:span><text:span text:style-name="T2">prejuízos acumulados</text:span><text:span text:style-name="T6">, este deverá ser excluído da base de cálculo da RL.</text:span></text:p>
        </text:list-item>
      </text:list>
      <text:p text:style-name="P8"><text:span text:style-name="T6"/></text:p>
      <text:p text:style-name="P8"><text:span text:style-name="T2">RE</text:span><text:span text:style-name="T6">:</text:span></text:p>
      <text:list xml:id="list266270942" text:style-name="L3">
        <text:list-item>
          <text:p text:style-name="P9"><text:span text:style-name="T6">estatuto poder criá-las, desde que:</text:span></text:p>
          <text:list>
            <text:list-item>
              <text:p text:style-name="P9"><text:span text:style-name="T6">indique a finalidade;</text:span></text:p>
            </text:list-item>
            <text:list-item>
              <text:p text:style-name="P9"><text:span text:style-name="T6">fixe critérios para determinar a parcela anual;</text:span></text:p>
            </text:list-item>
            <text:list-item>
              <text:p text:style-name="P9"><text:span text:style-name="T6">estabeleça limite </text:span><text:span text:style-name="T2">máximo</text:span><text:span text:style-name="T6">;</text:span></text:p>
            </text:list-item>
          </text:list>
        </text:list-item>
        <text:list-item>
          <text:p text:style-name="P9"><text:span text:style-name="T6">não podem restringir o pagamento do dividendo obrigatório → RE’s não podem ser deduzidas do LLE no cálculo do dividendo mínimo obrigatório.</text:span></text:p>
        </text:list-item>
      </text:list>
      <text:p text:style-name="P8"><text:span text:style-name="T6"/></text:p>
      <text:p text:style-name="P10"><text:span text:style-name="T2">RCont</text:span><text:span text:style-name="T6">:</text:span></text:p>
      <text:list xml:id="list789529073" text:style-name="L4">
        <text:list-item>
          <text:p text:style-name="P11"><text:span text:style-name="T6">objetiva preservar o CS de possíveis contingências ocorridas, compensando, em exercício futuro, a diminuição do lucro decorrente de perda </text:span><text:span text:style-name="T2">julgada provável</text:span><text:span text:style-name="T6">, cujo valor possa ser estimado;</text:span></text:p>
        </text:list-item>
        <text:list-item>
          <text:p text:style-name="P11"><text:span text:style-name="T6">em geral, para fazer frente a </text:span><text:span text:style-name="T2">perdas cíclicas</text:span><text:span text:style-name="T6"> (fenômenos climáticos, paralisações extraordinárias, etc);</text:span></text:p>
        </text:list-item>
        <text:list-item>
          <text:p text:style-name="P11"><text:span text:style-name="T6">é deduzida do LLE, quando do cálculo do dividendo mínimo obrigatório, e adicionado ao LLE, quando de sua reversão;</text:span></text:p>
        </text:list-item>
        <text:list-item>
          <text:p text:style-name="P11"><text:span text:style-name="T6">deve ser revertida quando os motivos que a ensejaram não mais subsistem.</text:span></text:p>
        </text:list-item>
      </text:list>
      <text:p text:style-name="P10"><text:span text:style-name="T6"/></text:p>
      <text:p text:style-name="P12"><text:span text:style-name="T2">RIF</text:span><text:span text:style-name="T6">:</text:span></text:p>
      <text:list xml:id="list3779434806" text:style-name="L5">
        <text:list-item>
          <text:p text:style-name="P13"><text:span text:style-name="T6">para doações e subvenções governamentais;</text:span></text:p>
        </text:list-item>
        <text:list-item>
          <text:p text:style-name="P13"><text:span text:style-name="T6">facultativa;</text:span></text:p>
        </text:list-item>
        <text:list-item>
          <text:p text:style-name="P13"><text:span text:style-name="T6">pode ser excluída da BC do dividendo obrigatório.</text:span></text:p>
        </text:list-item>
      </text:list>
      <text:p text:style-name="P14"><text:span text:style-name="T6"/></text:p>
      <text:p text:style-name="P15"><text:span text:style-name="T2">RRL</text:span><text:span text:style-name="T6">:</text:span></text:p>
      <text:list xml:id="list348483522" text:style-name="L6">
        <text:list-item>
          <text:p text:style-name="P16"><text:span text:style-name="T6">para atender a </text:span><text:span text:style-name="T2">projeto de investimento</text:span><text:span text:style-name="T6">;</text:span></text:p>
        </text:list-item>
        <text:list-item>
          <text:p text:style-name="P16"><text:span text:style-name="T2">não</text:span><text:span text:style-name="T6"> pode ser constituída em detrimento do pagamento do dividendo mínimo obrigatório;</text:span></text:p>
        </text:list-item>
        <text:list-item>
          <text:p text:style-name="P16"><text:span text:style-name="T6">o valor revertido </text:span><text:span text:style-name="T2">não</text:span><text:span text:style-name="T6"> deve ser considerado no cálculo do dividendo mínimo obrigató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7e0a" officeooo:paragraph-rsid="00147e0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Tratamento dos dividendos e juros sobre o capital próprio. Transferência do lucro líquido para reserva, forma de cálculo, utilização e reversão de reserv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07:18.600000000</meta:creation-date>
    <dc:date>2018-04-06T10:37:21.278000000</dc:date>
    <meta:editing-duration>PT18M30S</meta:editing-duration>
    <meta:editing-cycles>6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37" meta:word-count="318" meta:character-count="1951" meta:non-whitespace-character-count="1698"/>
  </office:meta>
</office:document-meta>
</file>